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0pt" fo:font-weight="bold" officeooo:rsid="00195170" officeooo:paragraph-rsid="00195170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195170" officeooo:paragraph-rsid="00195170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paragraph-rsid="001989fc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1bb57b" officeooo:paragraph-rsid="001b5eb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1bc190" officeooo:paragraph-rsid="001bc19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bold" officeooo:rsid="0022d916" officeooo:paragraph-rsid="0022d916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bold" officeooo:rsid="0022ad66" officeooo:paragraph-rsid="0024e34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Mono" fo:font-size="10pt" fo:font-weight="bold" officeooo:rsid="002e6396" officeooo:paragraph-rsid="002e6396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Mono" fo:font-size="10pt" officeooo:rsid="00195170" officeooo:paragraph-rsid="00195170" style:font-size-asian="10pt" style:font-size-complex="10pt"/>
    </style:style>
    <style:style style:name="P10" style:family="paragraph" style:parent-style-name="Standard">
      <style:text-properties style:font-name="Liberation Mono" fo:font-size="10pt" officeooo:paragraph-rsid="001989fc" style:font-size-asian="10pt" style:font-size-complex="10pt"/>
    </style:style>
    <style:style style:name="P11" style:family="paragraph" style:parent-style-name="Standard">
      <style:text-properties style:font-name="Liberation Mono" fo:font-size="10pt" officeooo:rsid="001989fc" officeooo:paragraph-rsid="001989fc" style:font-size-asian="10pt" style:font-size-complex="10pt"/>
    </style:style>
    <style:style style:name="P12" style:family="paragraph" style:parent-style-name="Standard">
      <style:text-properties style:font-name="Liberation Mono" fo:font-size="10pt" officeooo:rsid="001b5eb0" officeooo:paragraph-rsid="001b5eb0" style:font-size-asian="10pt" style:font-size-complex="10pt"/>
    </style:style>
    <style:style style:name="P13" style:family="paragraph" style:parent-style-name="Standard">
      <style:text-properties style:font-name="Liberation Mono" fo:font-size="10pt" officeooo:rsid="001bb57b" officeooo:paragraph-rsid="001bb57b" style:font-size-asian="10pt" style:font-size-complex="10pt"/>
    </style:style>
    <style:style style:name="P14" style:family="paragraph" style:parent-style-name="Standard">
      <style:text-properties style:font-name="Liberation Mono" fo:font-size="10pt" officeooo:rsid="001bb57b" officeooo:paragraph-rsid="001b5eb0" style:font-size-asian="10pt" style:font-size-complex="10pt"/>
    </style:style>
    <style:style style:name="P15" style:family="paragraph" style:parent-style-name="Standard">
      <style:text-properties style:font-name="Liberation Mono" fo:font-size="10pt" officeooo:rsid="001bc190" officeooo:paragraph-rsid="001bc190" style:font-size-asian="10pt" style:font-size-complex="10pt"/>
    </style:style>
    <style:style style:name="P16" style:family="paragraph" style:parent-style-name="Standard">
      <style:text-properties style:font-name="Liberation Mono" fo:font-size="10pt" officeooo:rsid="0022ad66" officeooo:paragraph-rsid="0022ad66" style:font-size-asian="10pt" style:font-size-complex="10pt"/>
    </style:style>
    <style:style style:name="P17" style:family="paragraph" style:parent-style-name="Standard">
      <style:text-properties style:font-name="Liberation Mono" fo:font-size="10pt" officeooo:rsid="0022ad66" officeooo:paragraph-rsid="0024e34d" style:font-size-asian="10pt" style:font-size-complex="10pt"/>
    </style:style>
    <style:style style:name="P18" style:family="paragraph" style:parent-style-name="Standard">
      <style:text-properties style:font-name="Liberation Mono" fo:font-size="10pt" officeooo:rsid="0022d916" officeooo:paragraph-rsid="0022d916" style:font-size-asian="10pt" style:font-size-complex="10pt"/>
    </style:style>
    <style:style style:name="P19" style:family="paragraph" style:parent-style-name="Standard">
      <style:text-properties style:font-name="Liberation Mono" fo:font-size="10pt" officeooo:rsid="0028e777" officeooo:paragraph-rsid="0028e777" style:font-size-asian="10pt" style:font-size-complex="10pt"/>
    </style:style>
    <style:style style:name="P20" style:family="paragraph" style:parent-style-name="Standard">
      <style:text-properties style:font-name="Liberation Mono" fo:font-size="10pt" officeooo:rsid="002a6cfc" officeooo:paragraph-rsid="002a6cfc" style:font-size-asian="10pt" style:font-size-complex="10pt"/>
    </style:style>
    <style:style style:name="P21" style:family="paragraph" style:parent-style-name="Standard">
      <style:text-properties style:font-name="Liberation Mono" fo:font-size="10pt" officeooo:rsid="002bae3f" officeooo:paragraph-rsid="002bae3f" style:font-size-asian="10pt" style:font-size-complex="10pt"/>
    </style:style>
    <style:style style:name="P22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1b5eb0" officeooo:paragraph-rsid="001b5eb0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1bc190" officeooo:paragraph-rsid="001bc190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22ad66" officeooo:paragraph-rsid="0022ad66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22ad66" officeooo:paragraph-rsid="0024e34d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28e777" officeooo:paragraph-rsid="0028e777" style:font-size-asian="10pt" style:font-weight-asian="bold" style:font-size-complex="10pt" style:font-weight-complex="bold"/>
    </style:style>
    <style:style style:name="P27" style:family="paragraph" style:parent-style-name="Standard">
      <style:text-properties officeooo:paragraph-rsid="001989fc"/>
    </style:style>
    <style:style style:name="P28" style:family="paragraph" style:parent-style-name="Standard">
      <style:text-properties officeooo:rsid="0022ad66" officeooo:paragraph-rsid="0024e34d"/>
    </style:style>
    <style:style style:name="P29" style:family="paragraph" style:parent-style-name="Standard">
      <style:text-properties officeooo:rsid="0028e777" officeooo:paragraph-rsid="0028e777"/>
    </style:style>
    <style:style style:name="P30" style:family="paragraph" style:parent-style-name="Standard">
      <style:text-properties fo:color="#00a933" style:font-name="Liberation Mono" fo:font-size="10pt" officeooo:rsid="001bc190" officeooo:paragraph-rsid="001bc190" style:font-size-asian="10pt" style:font-size-complex="10pt"/>
    </style:style>
    <style:style style:name="P31" style:family="paragraph" style:parent-style-name="Standard">
      <style:text-properties fo:color="#00a933" style:font-name="Liberation Mono" fo:font-size="10pt" officeooo:rsid="0022d916" officeooo:paragraph-rsid="0022d916" style:font-size-asian="10pt" style:font-size-complex="10pt"/>
    </style:style>
    <style:style style:name="P32" style:family="paragraph" style:parent-style-name="Standard">
      <style:text-properties fo:color="#00a933" style:font-name="Liberation Mono" fo:font-size="10pt" officeooo:rsid="001bb57b" officeooo:paragraph-rsid="001b5eb0" style:font-size-asian="10pt" style:font-size-complex="10pt"/>
    </style:style>
    <style:style style:name="P33" style:family="paragraph" style:parent-style-name="Standard">
      <style:text-properties fo:color="#ff0000" style:font-name="Liberation Mono" fo:font-size="10pt" officeooo:rsid="0022ad66" officeooo:paragraph-rsid="0022ad66" style:font-size-asian="10pt" style:font-size-complex="10pt"/>
    </style:style>
    <style:style style:name="P34" style:family="paragraph" style:parent-style-name="Standard">
      <style:text-properties fo:color="#ff0000" style:font-name="Liberation Mono" fo:font-size="10pt" officeooo:rsid="0028e777" officeooo:paragraph-rsid="0028e777" style:font-size-asian="10pt" style:font-size-complex="10pt"/>
    </style:style>
    <style:style style:name="P35" style:family="paragraph" style:parent-style-name="Standard">
      <style:text-properties fo:color="#000000" style:font-name="Liberation Mono" fo:font-size="10pt" officeooo:rsid="00195170" officeooo:paragraph-rsid="002e6396" style:font-size-asian="10pt" style:font-size-complex="10pt"/>
    </style:style>
    <style:style style:name="P36" style:family="paragraph" style:parent-style-name="Standard">
      <style:text-properties fo:color="#000000" style:font-name="Liberation Mono" fo:font-size="10pt" officeooo:rsid="002e6396" officeooo:paragraph-rsid="002e6396" style:font-size-asian="10pt" style:font-size-complex="10pt"/>
    </style:style>
    <style:style style:name="P37" style:family="paragraph" style:parent-style-name="Standard">
      <style:text-properties fo:color="#000000" style:font-name="Liberation Mono" fo:font-size="10pt" officeooo:rsid="001bb57b" officeooo:paragraph-rsid="002e6396" style:font-size-asian="10pt" style:font-size-complex="10pt"/>
    </style:style>
    <style:style style:name="P38" style:family="paragraph" style:parent-style-name="Standard">
      <style:text-properties fo:color="#000000" style:font-name="Liberation Mono" fo:font-size="10pt" officeooo:rsid="001bc190" officeooo:paragraph-rsid="002e6396" style:font-size-asian="10pt" style:font-size-complex="10pt"/>
    </style:style>
    <style:style style:name="P39" style:family="paragraph" style:parent-style-name="Standard">
      <style:text-properties fo:color="#000000" style:font-name="Liberation Mono" fo:font-size="10pt" officeooo:rsid="0022d916" officeooo:paragraph-rsid="0030226c" style:font-size-asian="10pt" style:font-size-complex="10pt"/>
    </style:style>
    <style:style style:name="P40" style:family="paragraph" style:parent-style-name="Standard">
      <style:text-properties fo:color="#000000" style:font-name="Liberation Mono" fo:font-size="10pt" officeooo:rsid="0022d916" officeooo:paragraph-rsid="0032abb0" style:font-size-asian="10pt" style:font-size-complex="10pt"/>
    </style:style>
    <style:style style:name="P41" style:family="paragraph" style:parent-style-name="Standard">
      <style:text-properties fo:color="#000000" style:font-name="Liberation Mono" fo:font-size="10pt" officeooo:rsid="0022ad66" officeooo:paragraph-rsid="00195170" style:font-size-asian="10pt" style:font-size-complex="10pt"/>
    </style:style>
    <style:style style:name="P42" style:family="paragraph" style:parent-style-name="Standard">
      <style:text-properties fo:color="#000000" style:font-name="Liberation Mono" fo:font-size="10pt" fo:font-weight="bold" officeooo:rsid="00195170" officeooo:paragraph-rsid="002e6396" style:font-size-asian="10pt" style:font-weight-asian="bold" style:font-size-complex="10pt" style:font-weight-complex="bold"/>
    </style:style>
    <style:style style:name="P43" style:family="paragraph" style:parent-style-name="Text_20_body">
      <style:text-properties officeooo:rsid="0022ad66" officeooo:paragraph-rsid="0024e34d"/>
    </style:style>
    <style:style style:name="P44" style:family="paragraph" style:parent-style-name="Text_20_body">
      <style:text-properties style:font-name="Liberation Mono" fo:font-size="10pt" style:font-size-asian="10pt" style:font-size-complex="10pt"/>
    </style:style>
    <style:style style:name="P45" style:family="paragraph" style:parent-style-name="Text_20_body">
      <style:text-properties officeooo:paragraph-rsid="0030226c"/>
    </style:style>
    <style:style style:name="P46" style:family="paragraph" style:parent-style-name="Text_20_body">
      <style:text-properties fo:color="#000000" style:font-name="Liberation Mono" fo:font-size="10pt" officeooo:rsid="00195170" officeooo:paragraph-rsid="0030226c" style:font-size-asian="10pt" style:font-size-complex="10pt"/>
    </style:style>
    <style:style style:name="P47" style:family="paragraph" style:parent-style-name="Footer">
      <style:paragraph-properties fo:text-align="center" style:justify-single-word="false"/>
    </style:style>
    <style:style style:name="P48" style:family="paragraph" style:parent-style-name="Standard">
      <style:text-properties style:font-name="Liberation Mono" fo:font-size="10pt" officeooo:rsid="00195170" officeooo:paragraph-rsid="00195170" style:font-size-asian="10pt" style:font-size-complex="10pt"/>
    </style:style>
    <style:style style:name="P49" style:family="paragraph" style:parent-style-name="Standard">
      <style:text-properties style:font-name="Liberation Mono" fo:font-size="10pt" fo:font-weight="bold" officeooo:rsid="0022ad66" officeooo:paragraph-rsid="0024e34d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800080" style:font-name="Liberation Mono" fo:font-size="10pt" officeooo:rsid="001b5eb0" officeooo:paragraph-rsid="001b5eb0" style:font-size-asian="10pt" style:font-size-complex="10pt"/>
    </style:style>
    <style:style style:name="P51" style:family="paragraph" style:parent-style-name="Standard">
      <style:text-properties fo:color="#800080" style:font-name="Liberation Mono" fo:font-size="10pt" officeooo:rsid="001bc190" officeooo:paragraph-rsid="001bc190" style:font-size-asian="10pt" style:font-size-complex="10pt"/>
    </style:style>
    <style:style style:name="P52" style:family="paragraph" style:parent-style-name="Standard">
      <style:text-properties fo:color="#800080" style:font-name="Liberation Mono" fo:font-size="10pt" officeooo:rsid="0022ad66" officeooo:paragraph-rsid="0022ad66" style:font-size-asian="10pt" style:font-size-complex="10pt"/>
    </style:style>
    <style:style style:name="P53" style:family="paragraph" style:parent-style-name="Standard">
      <style:text-properties fo:color="#800080" style:font-name="Liberation Mono" fo:font-size="10pt" officeooo:rsid="0022ad66" officeooo:paragraph-rsid="0024e34d" style:font-size-asian="10pt" style:font-size-complex="10pt"/>
    </style:style>
    <style:style style:name="P54" style:family="paragraph" style:parent-style-name="Standard">
      <style:text-properties fo:color="#800080" style:font-name="Liberation Mono" fo:font-size="10pt" officeooo:rsid="0028e777" officeooo:paragraph-rsid="0028e777" style:font-size-asian="10pt" style:font-size-complex="10pt"/>
    </style:style>
    <style:style style:name="P55" style:family="paragraph" style:parent-style-name="Standard">
      <style:text-properties fo:color="#00a933" style:font-name="Liberation Mono" fo:font-size="10pt" officeooo:rsid="001b5eb0" officeooo:paragraph-rsid="001b5eb0" style:font-size-asian="10pt" style:font-size-complex="10pt"/>
    </style:style>
    <style:style style:name="P56" style:family="paragraph" style:parent-style-name="Standard">
      <style:text-properties fo:color="#00a933" style:font-name="Liberation Mono" fo:font-size="10pt" officeooo:rsid="0022d916" officeooo:paragraph-rsid="0022d916" style:font-size-asian="10pt" style:font-size-complex="10pt"/>
    </style:style>
    <style:style style:name="P57" style:family="paragraph" style:parent-style-name="Standard">
      <style:text-properties fo:color="#00a933" style:font-name="Liberation Mono" fo:font-size="10pt" officeooo:rsid="0028e777" officeooo:paragraph-rsid="0028e777" style:font-size-asian="10pt" style:font-size-complex="10pt"/>
    </style:style>
    <style:style style:name="P58" style:family="paragraph" style:parent-style-name="Text_20_body" style:list-style-name="L1">
      <style:text-properties fo:color="#000000" style:font-name="Liberation Mono" fo:font-size="10pt" officeooo:paragraph-rsid="0030226c" style:font-size-asian="10pt" style:font-size-complex="10pt"/>
    </style:style>
    <style:style style:name="P59" style:family="paragraph" style:parent-style-name="Text_20_body" style:list-style-name="L1">
      <style:text-properties fo:color="#00a933" style:font-name="Liberation Mono" fo:font-size="10pt" style:font-size-asian="10pt" style:font-size-complex="10pt"/>
    </style:style>
    <style:style style:name="P60" style:family="paragraph" style:parent-style-name="Text_20_body" style:list-style-name="L1">
      <style:paragraph-properties fo:margin-top="0in" fo:margin-bottom="0in" loext:contextual-spacing="false"/>
      <style:text-properties fo:color="#000000" style:font-name="Liberation Mono" fo:font-size="10pt" officeooo:paragraph-rsid="0030226c" style:font-size-asian="10pt" style:font-size-complex="10pt"/>
    </style:style>
    <style:style style:name="P61" style:family="paragraph" style:parent-style-name="Text_20_body" style:list-style-name="L1">
      <style:paragraph-properties fo:margin-top="0in" fo:margin-bottom="0in" loext:contextual-spacing="false"/>
      <style:text-properties fo:color="#00a933" style:font-name="Liberation Mono" fo:font-size="10pt" style:font-size-asian="10pt" style:font-size-complex="10pt"/>
    </style:style>
    <style:style style:name="T1" style:family="text">
      <style:text-properties officeooo:rsid="001989fc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Mono" fo:font-size="10pt" officeooo:rsid="001b5eb0" style:font-size-asian="10pt" style:font-size-complex="10pt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0000"/>
    </style:style>
    <style:style style:name="T6" style:family="text">
      <style:text-properties fo:color="#ff0000" style:font-name="Liberation Mono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89fc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a933"/>
    </style:style>
    <style:style style:name="T11" style:family="text">
      <style:text-properties fo:color="#00a933" style:font-name="Liberation Mono" fo:font-size="10pt" style:text-underline-style="none" style:font-size-asian="10pt" style:font-size-complex="10pt"/>
    </style:style>
    <style:style style:name="T12" style:family="text">
      <style:text-properties fo:color="#00a933" style:font-name="Liberation Mono" fo:font-size="10pt" style:text-underline-style="none" officeooo:rsid="001989fc" style:font-size-asian="10pt" style:font-size-complex="10pt"/>
    </style:style>
    <style:style style:name="T13" style:family="text">
      <style:text-properties fo:color="#00a933" style:font-name="Liberation Mono" fo:font-size="10pt" style:font-size-asian="10pt" style:font-size-complex="10pt"/>
    </style:style>
    <style:style style:name="T14" style:family="text">
      <style:text-properties fo:color="#00a933" fo:font-weight="bold" style:font-weight-asian="bold" style:font-weight-complex="bold"/>
    </style:style>
    <style:style style:name="T15" style:family="text">
      <style:text-properties fo:color="#158466" style:font-name="Liberation Mono" fo:font-size="10pt" style:font-size-asian="10pt" style:font-size-complex="10pt"/>
    </style:style>
    <style:style style:name="T16" style:family="text">
      <style:text-properties fo:color="#158466" style:font-name="Liberation Mono" fo:font-size="10pt" officeooo:rsid="001989fc" style:font-size-asian="10pt" style:font-size-complex="10pt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989fc"/>
    </style:style>
    <style:style style:name="T19" style:family="text">
      <style:text-properties fo:color="#000000" style:font-name="Liberation Mono" fo:font-size="10pt" style:font-size-asian="10pt" style:font-size-complex="10pt"/>
    </style:style>
    <style:style style:name="T20" style:family="tex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T21" style:family="text">
      <style:text-properties officeooo:rsid="0032abb0"/>
    </style:style>
    <style:style style:name="T22" style:family="text">
      <style:text-properties officeooo:rsid="0036a73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ID</text:p>
      <text:p text:style-name="P9"/>
      <text:p text:style-name="P2">Principles:</text:p>
      <text:p text:style-name="P9"><text:span text:style-name="T1">S - </text:span>Single Responsibility Principle</text:p>
      <text:p text:style-name="P9"><text:span text:style-name="T1">O - </text:span>Open Closed Principle</text:p>
      <text:p text:style-name="P9"><text:span text:style-name="T1">L - </text:span>Liskov Substitution Principle</text:p>
      <text:p text:style-name="P9"><text:span text:style-name="T1">I - </text:span>Interface Segregation Principle </text:p>
      <text:p text:style-name="P9"><text:span text:style-name="T1">D - </text:span>Dependency Inversion Principle</text:p>
      <text:p text:style-name="P9"/>
      <text:p text:style-name="P42"><text:span text:style-name="T1">S - </text:span>Single Responsibility Principle</text:p>
      <text:p text:style-name="P36"/>
      <text:p text:style-name="P36"><text:span text:style-name="T18">E</text:span><text:span text:style-name="T17">very module or class should have responsibility over a single part of the functionality provided by the software</text:span>. <text:span text:style-name="T1">A</text:span> class or module should have one, and only one, reason to be changed.</text:p>
      <text:p text:style-name="P36"/>
      <text:p text:style-name="P42"><text:span text:style-name="T1">O - </text:span>Open Closed Principle</text:p>
      <text:p text:style-name="P35"/>
      <text:p text:style-name="P37">Software entities (classes, modules, functions, etc.) should be open for extensions, but closed for modification.</text:p>
      <text:p text:style-name="P37"/>
      <text:p text:style-name="P42"><text:span text:style-name="T1">L - </text:span>Liskov Substitution Principle</text:p>
      <text:p text:style-name="P35"/>
      <text:p text:style-name="P38">In programming, the Liskov substitution principle states that if S is a subtype of T, then objects of type T may be replaced (or substituted) with objects of type S.</text:p>
      <text:p text:style-name="P38"/>
      <text:p text:style-name="P38">More generally it states that objects in a program should be replaceable with instances of their subtypes without altering the correctness of that progra<text:span text:style-name="T21">m.</text:span></text:p>
      <text:p text:style-name="P35"/>
      <text:p text:style-name="P35"><text:span text:style-name="T8">I - </text:span><text:span text:style-name="T7">Interface Segregation Principle</text:span> </text:p>
      <text:p text:style-name="P35"/>
      <text:p text:style-name="P40">In programming, the interface segregation principle states that no client should be forced to depend on methods it does not use.</text:p>
      <text:p text:style-name="P39">Put more simply: Do not add additional functionality to an existing interface by adding new methods. Instead, create a new interface and let your class implement multiple interfaces if needed.</text:p>
      <text:p text:style-name="P39"/>
      <text:p text:style-name="P42"><text:span text:style-name="T1">D - </text:span>Dependency Inversion Principle</text:p>
      <text:p text:style-name="P41"/>
      <text:list xml:id="list4148497443" text:style-name="L1">
        <text:list-item>
          <text:p text:style-name="P60"><text:bookmark text:name="15371"/>High-level modules should not depend on low-level modules. Both should depend on abstractions.</text:p>
        </text:list-item>
        <text:list-item>
          <text:p text:style-name="P58"><text:bookmark text:name="7d311"/>Abstractions should not depend on details. Details should depend on abstractions.</text:p>
        </text:list-item>
      </text:list>
      <text:p text:style-name="P45"><text:bookmark text:name="c4d61"/><text:span text:style-name="T19">To comply with this principle, we need to use a design pattern known as a </text:span><text:span text:style-name="Emphasis"><text:span text:style-name="T20">dependency inversion pattern</text:span></text:span><text:span text:style-name="T19">, most often solved by using </text:span><text:a xlink:type="simple" xlink:href="https://en.wikipedia.org/wiki/Dependency_injection" office:target-frame-name="_blank" xlink:show="new" text:style-name="Internet_20_link" text:visited-style-name="Visited_20_Internet_20_Link"><text:span text:style-name="Emphasis">dependency injection</text:span></text:a><text:span text:style-name="Emphasis"><text:span text:style-name="T19">.<text:line-break/></text:span></text:span><text:span text:style-name="T20">Dependency injection</text:span><text:span text:style-name="T19"> is a huge topic and can be as complicated or simple as one might see the need for.</text:span></text:p>
      <text:p text:style-name="P46"><text:bookmark text:name="4d931"/>Typically, dependency injection is used simply by ‘injecting’ any dependencies of a class through the class’ constructor as an input parameter.</text:p>
      <text:p text:style-name="P9"/>
      <text:p text:style-name="P9"/>
      <text:p text:style-name="P9"/>
      <text:p text:style-name="P9"/>
      <text:p text:style-name="P9"/>
      <text:p text:style-name="P8"><text:soft-page-break/>Explanation with examples:</text:p>
      <text:p text:style-name="P9"/>
      <text:p text:style-name="P10"><text:span text:style-name="T8">SOLID</text:span><text:span text:style-name="T1"> </text:span>is an acronym for 5 important design principles when doing OOP (Object Oriented Programming). The intention of these principles is to make software designs more understandable, easier to maintain and easier to extend.</text:p>
      <text:p text:style-name="P10"/>
      <text:p text:style-name="P3"><text:bookmark text:name="1121"/>S — Single responsibility principle</text:p>
      <text:p text:style-name="P11"/>
      <text:p text:style-name="P27"><text:span text:style-name="T12">E</text:span><text:span text:style-name="T11">very module or class should have responsibility over a single part of the functionality provided by the software</text:span><text:span text:style-name="T15">. </text:span><text:span text:style-name="T16">A</text:span><text:span text:style-name="T15"> class or module should have one, and only one, reason to be changed. </text:span><text:span text:style-name="T2">“</text:span><text:span text:style-name="Emphasis"><text:span text:style-name="T2">Do one thing and do it well” - </text:span></text:span><text:span text:style-name="Emphasis"><text:span text:style-name="T3">t</text:span></text:span><text:span text:style-name="T2">his refers to the single responsibility principle.</text:span></text:p>
      <text:p text:style-name="P10"/>
      <text:p text:style-name="P22">Example of violating the rule:</text:p>
      <text:p text:style-name="P12"/>
      <text:p text:style-name="P50">class User</text:p>
      <text:p text:style-name="P50">{</text:p>
      <text:p text:style-name="P50"><text:s text:c="4"/>void CreatePost(Database db, string postMessage)</text:p>
      <text:p text:style-name="P50"><text:s text:c="4"/>{</text:p>
      <text:p text:style-name="P50"><text:s text:c="8"/>try</text:p>
      <text:p text:style-name="P50"><text:s text:c="8"/>{</text:p>
      <text:p text:style-name="P50"><text:s text:c="12"/>db.Add(postMessage);</text:p>
      <text:p text:style-name="P50"><text:s text:c="8"/>}</text:p>
      <text:p text:style-name="P50"><text:s text:c="8"/>catch (Exception ex)</text:p>
      <text:p text:style-name="P50"><text:s text:c="8"/>{</text:p>
      <text:p text:style-name="P50"><text:s text:c="12"/>db.LogError("An error occured: ", ex.ToString());</text:p>
      <text:p text:style-name="P50"><text:s text:c="12"/>File.WriteAllText("\LocalErrors.txt", ex.ToString());</text:p>
      <text:p text:style-name="P50"><text:s text:c="8"/>}</text:p>
      <text:p text:style-name="P50"><text:s text:c="4"/>}</text:p>
      <text:p text:style-name="P50">}</text:p>
      <text:p text:style-name="P12"/>
      <text:p text:style-name="P12"><text:span text:style-name="T5">CreatePost() method has too much responsibility, given that it can both create a new post, log an error in the database, and log an error in a local file</text:span>. This violates the single responsibility principle.</text:p>
      <text:p text:style-name="P12"/>
      <text:p text:style-name="P13"><text:span text:style-name="T9">Solution</text:span>:</text:p>
      <text:p text:style-name="P12"/>
      <text:p text:style-name="P55">class Post</text:p>
      <text:p text:style-name="P55">{</text:p>
      <text:p text:style-name="P55"><text:s text:c="4"/>private ErrorLogger errorLogger = new ErrorLogger();</text:p>
      <text:p text:style-name="P55"/>
      <text:p text:style-name="P55"><text:s text:c="4"/>void CreatePost(Database db, string postMessage)</text:p>
      <text:p text:style-name="P55"><text:s text:c="4"/>{</text:p>
      <text:p text:style-name="P55"><text:s text:c="8"/>try</text:p>
      <text:p text:style-name="P55"><text:s text:c="8"/>{</text:p>
      <text:p text:style-name="P55"><text:s text:c="12"/>db.Add(postMessage);</text:p>
      <text:p text:style-name="P55"><text:s text:c="8"/>}</text:p>
      <text:p text:style-name="P55"><text:s text:c="8"/>catch (Exception ex)</text:p>
      <text:p text:style-name="P55"><text:s text:c="8"/>{</text:p>
      <text:p text:style-name="P55"><text:s text:c="12"/><text:span text:style-name="T22">E</text:span>rrorLogger.log(ex.ToString())</text:p>
      <text:p text:style-name="P55"><text:s text:c="8"/>}</text:p>
      <text:p text:style-name="P55"><text:s text:c="4"/>}</text:p>
      <text:p text:style-name="P55">}</text:p>
      <text:p text:style-name="P55"/>
      <text:p text:style-name="P55">class ErrorLogger</text:p>
      <text:p text:style-name="P55">{</text:p>
      <text:p text:style-name="P55"><text:s text:c="4"/>void log(string error)</text:p>
      <text:p text:style-name="P55"><text:soft-page-break/><text:s text:c="4"/>{</text:p>
      <text:p text:style-name="P55"><text:s text:c="6"/>db.LogError("An error occured: ", error);</text:p>
      <text:p text:style-name="P55"><text:s text:c="6"/>File.WriteAllText("\LocalErrors.txt", error);</text:p>
      <text:p text:style-name="P55"><text:s text:c="4"/>}</text:p>
      <text:p text:style-name="P55">}</text:p>
      <text:p text:style-name="P14"/>
      <text:p text:style-name="P14">By <text:span text:style-name="T7">abstracting</text:span> <text:span text:style-name="T7">the functionality</text:span> that handles the error logging, we no longer violate the single responsibility principle. <text:span text:style-name="T10">Now we have two classes that each has one responsibility; to create a post and to log an error, respectively</text:span>.</text:p>
      <text:p text:style-name="P14"/>
      <text:p text:style-name="P4">O — Open/closed principle</text:p>
      <text:p text:style-name="P14"/>
      <text:p text:style-name="P32">Software entities (classes, modules, functions, etc.) should be open for extensions, but closed for modification.</text:p>
      <text:p text:style-name="P14"/>
      <text:p text:style-name="P14">If you have a general understanding of OOP, you probably already know about polymorphism. We can make sure that our code is compliant with the open/closed principle by <text:span text:style-name="T7">utilizing</text:span> <text:span text:style-name="T7">inheritance</text:span> and/or <text:span text:style-name="T7">implementing interfaces</text:span> that enable classes to polymorphically substitute for each other.</text:p>
      <text:p text:style-name="P14"/>
      <text:p text:style-name="P23">Example of violating the rule:</text:p>
      <text:p text:style-name="P15"/>
      <text:p text:style-name="P51">class Post</text:p>
      <text:p text:style-name="P51">{</text:p>
      <text:p text:style-name="P51"><text:s text:c="4"/>void CreatePost(Database db, string postMessage)</text:p>
      <text:p text:style-name="P51"><text:s text:c="4"/>{</text:p>
      <text:p text:style-name="P51"><text:s text:c="8"/>if (postMessage.StartsWith("#"))</text:p>
      <text:p text:style-name="P51"><text:s text:c="8"/>{</text:p>
      <text:p text:style-name="P51"><text:s text:c="12"/>db.AddAsTag(postMessage);</text:p>
      <text:p text:style-name="P51"><text:s text:c="8"/>}</text:p>
      <text:p text:style-name="P51"><text:s text:c="8"/>else</text:p>
      <text:p text:style-name="P51"><text:s text:c="8"/>{</text:p>
      <text:p text:style-name="P51"><text:s text:c="12"/>db.Add(postMessage);</text:p>
      <text:p text:style-name="P51"><text:s text:c="8"/>}</text:p>
      <text:p text:style-name="P51"><text:s text:c="4"/>}</text:p>
      <text:p text:style-name="P51">}</text:p>
      <text:p text:style-name="P15"/>
      <text:p text:style-name="P15">In this code snippet we need to do something specific whenever a post starts with the character ‘#’.</text:p>
      <text:p text:style-name="P15"><text:span text:style-name="T5">However, the above implementation violates the open/closed principle in the way this code differs the behavior on the starting letter.</text:span> If we later wanted to also include mentions starting with ‘@’, we’d have to modify the class with an extra ‘else if’ in the CreatePost() method.</text:p>
      <text:p text:style-name="P15"/>
      <text:p text:style-name="P20"><text:span text:style-name="T9">Solution</text:span>:</text:p>
      <text:p text:style-name="P15"/>
      <text:p text:style-name="P15">class Post</text:p>
      <text:p text:style-name="P15">{</text:p>
      <text:p text:style-name="P15"><text:s text:c="4"/>void CreatePost(Database db, string postMessage)</text:p>
      <text:p text:style-name="P15"><text:s text:c="4"/>{</text:p>
      <text:p text:style-name="P15"><text:s text:c="8"/>db.Add(postMessage);</text:p>
      <text:p text:style-name="P15"><text:s text:c="4"/>}</text:p>
      <text:p text:style-name="P15">}</text:p>
      <text:p text:style-name="P15"/>
      <text:p text:style-name="P15">class TagPost : Post</text:p>
      <text:p text:style-name="P15">{</text:p>
      <text:p text:style-name="P15"><text:s text:c="4"/>override void CreatePost(Database db, string postMessage)</text:p>
      <text:p text:style-name="P15"><text:soft-page-break/><text:s text:c="4"/>{</text:p>
      <text:p text:style-name="P15"><text:s text:c="8"/>db.AddAsTag(postMessage);</text:p>
      <text:p text:style-name="P15"><text:s text:c="4"/>}</text:p>
      <text:p text:style-name="P15">}</text:p>
      <text:p text:style-name="P15"/>
      <text:p text:style-name="P15"><text:span text:style-name="T10">By using </text:span><text:span text:style-name="T14">inheritance</text:span><text:span text:style-name="T10">, it is now much easier to create extended behavior to the Post object by </text:span><text:span text:style-name="T14">overriding</text:span><text:span text:style-name="T10"> the CreatePost() method</text:span>. The evaluation of the first character ‘#’ will now be handled elsewhere (probably at a higher level) of our software, and the cool thing is, that if we want to change the way a postMessage is evaluated, we can change the code there, without affecting any of these underlying pieces of behavior.</text:p>
      <text:p text:style-name="P15"/>
      <text:p text:style-name="P5">L — Liskov substitution principle</text:p>
      <text:p text:style-name="P15"/>
      <text:p text:style-name="P30">In programming, the Liskov substitution principle states that if S is a subtype of T, then objects of type T may be replaced (or substituted) with objects of type S.</text:p>
      <text:p text:style-name="P15"/>
      <text:p text:style-name="P15">This can be formulated mathematically as</text:p>
      <text:p text:style-name="P15">Let ϕ(x) be a property provable about objects x of type T.</text:p>
      <text:p text:style-name="P15">Then ϕ(y) should be true for objects y of type S, where S is a subtype of T.</text:p>
      <text:p text:style-name="P15"/>
      <text:p text:style-name="P30">More generally it states that objects in a program should be replaceable with instances of their subtypes without altering the correctness of that program.</text:p>
      <text:p text:style-name="P15"/>
      <text:p text:style-name="P24">Example of violating this rule:</text:p>
      <text:p text:style-name="P16"/>
      <text:p text:style-name="P52">class Post</text:p>
      <text:p text:style-name="P52">{</text:p>
      <text:p text:style-name="P52"><text:s text:c="4"/>void CreatePost(Database db, string postMessage)</text:p>
      <text:p text:style-name="P52"><text:s text:c="4"/>{</text:p>
      <text:p text:style-name="P52"><text:s text:c="8"/>db.Add(postMessage);</text:p>
      <text:p text:style-name="P52"><text:s text:c="4"/>}</text:p>
      <text:p text:style-name="P52">}</text:p>
      <text:p text:style-name="P52"/>
      <text:p text:style-name="P52">class TagPost : Post</text:p>
      <text:p text:style-name="P52">{</text:p>
      <text:p text:style-name="P52"><text:s text:c="4"/>override void CreatePost(Database db, string postMessage)</text:p>
      <text:p text:style-name="P52"><text:s text:c="4"/>{</text:p>
      <text:p text:style-name="P52"><text:s text:c="8"/>db.AddAsTag(postMessage);</text:p>
      <text:p text:style-name="P52"><text:s text:c="4"/>}</text:p>
      <text:p text:style-name="P52">}</text:p>
      <text:p text:style-name="P52"/>
      <text:p text:style-name="P52">class MentionPost : Post</text:p>
      <text:p text:style-name="P52">{</text:p>
      <text:p text:style-name="P52"><text:s text:c="4"/>void CreateMentionPost(Database db, string postMessage)</text:p>
      <text:p text:style-name="P52"><text:s text:c="4"/>{</text:p>
      <text:p text:style-name="P52"><text:s text:c="8"/>string user = postMessage.parseUser();</text:p>
      <text:p text:style-name="P52"/>
      <text:p text:style-name="P52"><text:s text:c="8"/>db.NotifyUser(user);</text:p>
      <text:p text:style-name="P52"><text:s text:c="8"/>db.OverrideExistingMention(user, postMessage);</text:p>
      <text:p text:style-name="P52"><text:s text:c="8"/>base.CreatePost(db, postMessage);</text:p>
      <text:p text:style-name="P52"><text:s text:c="4"/>}</text:p>
      <text:p text:style-name="P52">}</text:p>
      <text:p text:style-name="P52"/>
      <text:p text:style-name="P52">class PostHandler</text:p>
      <text:p text:style-name="P52">{</text:p>
      <text:p text:style-name="P52"><text:s text:c="4"/>private database = new Database();</text:p>
      <text:p text:style-name="P52"><text:soft-page-break/></text:p>
      <text:p text:style-name="P52"><text:s text:c="4"/>void HandleNewPosts() {</text:p>
      <text:p text:style-name="P52"><text:s text:c="8"/>List&lt;string&gt; newPosts = database.getUnhandledPostsMessages();</text:p>
      <text:p text:style-name="P52"/>
      <text:p text:style-name="P52"><text:s text:c="8"/>foreach (string postMessage in newPosts)</text:p>
      <text:p text:style-name="P52"><text:s text:c="8"/>{</text:p>
      <text:p text:style-name="P52"><text:s text:c="12"/>Post post;</text:p>
      <text:p text:style-name="P52"/>
      <text:p text:style-name="P52"><text:s text:c="12"/>if (postMessage.StartsWith("#"))</text:p>
      <text:p text:style-name="P52"><text:s text:c="12"/>{</text:p>
      <text:p text:style-name="P52"><text:s text:c="16"/>post = new TagPost();</text:p>
      <text:p text:style-name="P52"><text:s text:c="12"/>}</text:p>
      <text:p text:style-name="P52"><text:s text:c="12"/>else if (postMessage.StartsWith("@"))</text:p>
      <text:p text:style-name="P52"><text:s text:c="12"/>{</text:p>
      <text:p text:style-name="P52"><text:s text:c="16"/>post = new MentionPost();</text:p>
      <text:p text:style-name="P52"><text:s text:c="12"/>}</text:p>
      <text:p text:style-name="P52"><text:s text:c="12"/>else {</text:p>
      <text:p text:style-name="P52"><text:s text:c="16"/>post = new Post();</text:p>
      <text:p text:style-name="P52"><text:s text:c="12"/>}</text:p>
      <text:p text:style-name="P52"/>
      <text:p text:style-name="P52"><text:s text:c="12"/>post.CreatePost(database, postMessage);</text:p>
      <text:p text:style-name="P52"><text:s text:c="8"/>}</text:p>
      <text:p text:style-name="P52"><text:s text:c="4"/>}</text:p>
      <text:p text:style-name="P52">}</text:p>
      <text:p text:style-name="P16"/>
      <text:p text:style-name="P16">Observe how the call of CreatePost() in the case of a subtype MentionPost won’t do what it is supposed to do; notify the user and override existing mention.</text:p>
      <text:p text:style-name="P33">Since the CreatePost() method is not overridden in MentionPost the CreatePost() call will simply be delegated upwards in the class hierarchy and call CreatePost() from its parent class.</text:p>
      <text:p text:style-name="P16"/>
      <text:p text:style-name="P18"><text:span text:style-name="T9">Solution</text:span>:</text:p>
      <text:p text:style-name="P18"/>
      <text:p text:style-name="P18">...</text:p>
      <text:p text:style-name="P18"/>
      <text:p text:style-name="P31">class MentionPost : Post</text:p>
      <text:p text:style-name="P31">{</text:p>
      <text:p text:style-name="P31"><text:s text:c="4"/>override void CreatePost(Database db, string postMessage)</text:p>
      <text:p text:style-name="P31"><text:s text:c="4"/>{</text:p>
      <text:p text:style-name="P31"><text:s text:c="8"/>string user = postMessage.parseUser();</text:p>
      <text:p text:style-name="P31"/>
      <text:p text:style-name="P31"><text:s text:c="8"/>NotifyUser(user);</text:p>
      <text:p text:style-name="P31"><text:s text:c="8"/>OverrideExistingMention(user, postMessage)</text:p>
      <text:p text:style-name="P31"><text:s text:c="8"/>base.CreatePost(db, postMessage);</text:p>
      <text:p text:style-name="P31"><text:s text:c="4"/>}</text:p>
      <text:p text:style-name="P31"/>
      <text:p text:style-name="P31"><text:s text:c="4"/>private void NotifyUser(string user)</text:p>
      <text:p text:style-name="P31"><text:s text:c="4"/>{</text:p>
      <text:p text:style-name="P31"><text:s text:c="8"/>db.NotifyUser(user);</text:p>
      <text:p text:style-name="P31"><text:s text:c="4"/>}</text:p>
      <text:p text:style-name="P31"/>
      <text:p text:style-name="P31"><text:s text:c="4"/>private void OverrideExistingMention(string user, string postMessage)</text:p>
      <text:p text:style-name="P31"><text:s text:c="4"/>{</text:p>
      <text:p text:style-name="P31"><text:s text:c="8"/>db.OverrideExistingMention(_user, postMessage);</text:p>
      <text:p text:style-name="P31"><text:s text:c="4"/>}</text:p>
      <text:p text:style-name="P31">}</text:p>
      <text:p text:style-name="P18"/>
      <text:p text:style-name="P18"><text:soft-page-break/>…</text:p>
      <text:p text:style-name="P18"/>
      <text:p text:style-name="P31">By refactoring the MentionPost class such that we override the CreatePost() method rather than calling it on its base class, we no longer violate the Liskov substitution principle.</text:p>
      <text:p text:style-name="P18"/>
      <text:p text:style-name="P18">This is but one simple example of how to correct a violation of this principle, however, this situation can manifest in a broad variety of ways, and is not always easy to identify.</text:p>
      <text:p text:style-name="P18"/>
      <text:p text:style-name="P6">I — Interface segregation principle</text:p>
      <text:p text:style-name="P18"/>
      <text:p text:style-name="P31">In programming, the interface segregation principle states that no client should be forced to depend on methods it does not use.</text:p>
      <text:p text:style-name="P18">Put more simply: <text:span text:style-name="T10">Do not add additional functionality to an existing interface by adding new methods. Instead, create a new interface and let your class implement multiple interfaces if needed.</text:span></text:p>
      <text:p text:style-name="P18"/>
      <text:p text:style-name="P25">Example of violating this rule:</text:p>
      <text:p text:style-name="P53"/>
      <text:p text:style-name="P53">interface IPost</text:p>
      <text:p text:style-name="P53">{</text:p>
      <text:p text:style-name="P53"><text:s text:c="4"/>void CreatePost();</text:p>
      <text:p text:style-name="P53">}</text:p>
      <text:p text:style-name="P53"/>
      <text:p text:style-name="P53">interface IPostNew</text:p>
      <text:p text:style-name="P53">{</text:p>
      <text:p text:style-name="P53"><text:s text:c="4"/>void CreatePost();</text:p>
      <text:p text:style-name="P53"><text:s text:c="4"/>void ReadPost();</text:p>
      <text:p text:style-name="P53">}</text:p>
      <text:p text:style-name="P53"/>
      <text:p text:style-name="P43"><text:bookmark text:name="07b4"/><text:span text:style-name="T2">In this example, let’s pretend that I first have an </text:span><text:span text:style-name="Source_20_Text"><text:span text:style-name="T2">IPost</text:span></text:span><text:span text:style-name="T2"> interface with the signature of a </text:span><text:span text:style-name="Source_20_Text"><text:span text:style-name="T2">CreatePost()</text:span></text:span><text:span text:style-name="T2"> method. </text:span><text:span text:style-name="T6">Later on, I modify this interface by adding a new method </text:span><text:span text:style-name="Source_20_Text"><text:span text:style-name="T6">ReadPost()</text:span></text:span><text:span text:style-name="T6">, so it becomes like the </text:span><text:span text:style-name="Source_20_Text"><text:span text:style-name="T6">IPostNew</text:span></text:span><text:span text:style-name="T6"> interface.</text:span></text:p>
      <text:p text:style-name="P44"><text:bookmark text:name="e811"/><text:span text:style-name="T5">This is where we violate the interface segregation principle.</text:span> Instead, simply create a new interface.</text:p>
      <text:p text:style-name="P21"><text:span text:style-name="T9">Solution</text:span>:</text:p>
      <text:p text:style-name="P17"/>
      <text:p text:style-name="P53">interface IPostCreate</text:p>
      <text:p text:style-name="P53">{</text:p>
      <text:p text:style-name="P53"><text:s text:c="4"/>void CreatePost();</text:p>
      <text:p text:style-name="P53">}</text:p>
      <text:p text:style-name="P53"/>
      <text:p text:style-name="P53">interface IPostRead</text:p>
      <text:p text:style-name="P53">{</text:p>
      <text:p text:style-name="P53"><text:s text:c="4"/>void ReadPost();</text:p>
      <text:p text:style-name="P53">}</text:p>
      <text:p text:style-name="P17"/>
      <text:p text:style-name="P28"><text:span text:style-name="T13">If any class might need both the </text:span><text:span text:style-name="Source_20_Text"><text:span text:style-name="T13">CreatePost()</text:span></text:span><text:span text:style-name="T13"> method and the </text:span><text:span text:style-name="Source_20_Text"><text:span text:style-name="T13">ReadPost()</text:span></text:span><text:span text:style-name="T13"> method, it will implement both interfaces.</text:span></text:p>
      <text:p text:style-name="P17"/>
      <text:p text:style-name="P7"/>
      <text:p text:style-name="P7"/>
      <text:p text:style-name="P7"/>
      <text:p text:style-name="P7"/>
      <text:p text:style-name="P7"><text:soft-page-break/>D - Dependency inversion principle</text:p>
      <text:p text:style-name="P17"/>
      <text:p text:style-name="P43"><text:bookmark text:name="dfc5"/><text:span text:style-name="T2">In programming, the </text:span><text:a xlink:type="simple" xlink:href="https://en.wikipedia.org/wiki/Dependency_inversion_principle" office:target-frame-name="_blank" xlink:show="new" text:style-name="Internet_20_link" text:visited-style-name="Visited_20_Internet_20_Link"><text:span text:style-name="T2">dependency inversion principle</text:span></text:a><text:span text:style-name="T2"> is a way to decouple software modules.<text:line-break/>This principle states that</text:span></text:p>
      <text:list xml:id="list195332903900301" text:continue-numbering="true" text:style-name="L1">
        <text:list-item>
          <text:p text:style-name="P61"><text:bookmark text:name="1537"/>High-level modules should not depend on low-level modules. Both should depend on abstractions.</text:p>
        </text:list-item>
        <text:list-item>
          <text:p text:style-name="P59"><text:bookmark text:name="7d31"/>Abstractions should not depend on details. Details should depend on abstractions.</text:p>
        </text:list-item>
      </text:list>
      <text:p text:style-name="Text_20_body"><text:bookmark text:name="c4d6"/><text:span text:style-name="T2">To comply with this principle, we need to use a design pattern known as a </text:span><text:span text:style-name="Emphasis"><text:span text:style-name="T4">dependency inversion pattern</text:span></text:span><text:span text:style-name="T2">, most often solved by using </text:span><text:a xlink:type="simple" xlink:href="https://en.wikipedia.org/wiki/Dependency_injection" office:target-frame-name="_blank" xlink:show="new" text:style-name="Internet_20_link" text:visited-style-name="Visited_20_Internet_20_Link"><text:span text:style-name="Emphasis"><text:span text:style-name="T2">dependency injection</text:span></text:span></text:a><text:span text:style-name="Emphasis"><text:span text:style-name="T2">.<text:line-break/></text:span></text:span><text:span text:style-name="T4">Dependency injection</text:span><text:span text:style-name="T2"> is a huge topic and can be as complicated or simple as one might see the need for.</text:span></text:p>
      <text:p text:style-name="P44"><text:bookmark text:name="4d93"/>Typically, dependency injection is used simply by ‘injecting’ any dependencies of a class through the class’ constructor as an input parameter.</text:p>
      <text:p text:style-name="P26">Example of violating the rule:</text:p>
      <text:p text:style-name="P19"/>
      <text:p text:style-name="P54">class Post</text:p>
      <text:p text:style-name="P54">{</text:p>
      <text:p text:style-name="P54"><text:s text:c="4"/>private ErrorLogger errorLogger = new ErrorLogger();</text:p>
      <text:p text:style-name="P54"/>
      <text:p text:style-name="P54"><text:s text:c="4"/>void CreatePost(Database db, string postMessage)</text:p>
      <text:p text:style-name="P54"><text:s text:c="4"/>{</text:p>
      <text:p text:style-name="P54"><text:s text:c="8"/>try</text:p>
      <text:p text:style-name="P54"><text:s text:c="8"/>{</text:p>
      <text:p text:style-name="P54"><text:s text:c="12"/>db.Add(postMessage);</text:p>
      <text:p text:style-name="P54"><text:s text:c="8"/>}</text:p>
      <text:p text:style-name="P54"><text:s text:c="8"/>catch (Exception ex)</text:p>
      <text:p text:style-name="P54"><text:s text:c="8"/>{</text:p>
      <text:p text:style-name="P54"><text:s text:c="12"/>errorLogger.log(ex.ToString())</text:p>
      <text:p text:style-name="P54"><text:s text:c="8"/>}</text:p>
      <text:p text:style-name="P54"><text:s text:c="4"/>}</text:p>
      <text:p text:style-name="P54">}</text:p>
      <text:p text:style-name="P19"/>
      <text:p text:style-name="P34">Observe how we create the ErrorLogger instance from within the Post class.</text:p>
      <text:p text:style-name="P34">This is a violation of the dependency inversion principle. If we wanted to use a different kind of logger, we would have to modify the Post class.</text:p>
      <text:p text:style-name="P19"/>
      <text:p text:style-name="P19"><text:span text:style-name="T9">Solution</text:span>:</text:p>
      <text:p text:style-name="P19"/>
      <text:p text:style-name="P57">class Post</text:p>
      <text:p text:style-name="P57">{</text:p>
      <text:p text:style-name="P57"><text:s text:c="4"/>private Logger _logger;</text:p>
      <text:p text:style-name="P57"/>
      <text:p text:style-name="P57"><text:s text:c="4"/>public Post(Logger injectedLogger)</text:p>
      <text:p text:style-name="P57"><text:s text:c="4"/>{</text:p>
      <text:p text:style-name="P57"><text:s text:c="8"/>_logger = injectedLogger;</text:p>
      <text:p text:style-name="P57"><text:s text:c="4"/>}</text:p>
      <text:p text:style-name="P57"/>
      <text:p text:style-name="P57"><text:s text:c="4"/>void CreatePost(Database db, string postMessage)</text:p>
      <text:p text:style-name="P57"><text:s text:c="4"/>{</text:p>
      <text:p text:style-name="P57"><text:s text:c="8"/>try</text:p>
      <text:p text:style-name="P57"><text:soft-page-break/><text:s text:c="8"/>{</text:p>
      <text:p text:style-name="P57"><text:s text:c="12"/>db.Add(postMessage);</text:p>
      <text:p text:style-name="P57"><text:s text:c="8"/>}</text:p>
      <text:p text:style-name="P57"><text:s text:c="8"/>catch (Exception ex)</text:p>
      <text:p text:style-name="P57"><text:s text:c="8"/>{</text:p>
      <text:p text:style-name="P57"><text:s text:c="12"/>logger.log(ex.ToString())</text:p>
      <text:p text:style-name="P57"><text:s text:c="8"/>}</text:p>
      <text:p text:style-name="P57"><text:s text:c="4"/>}</text:p>
      <text:p text:style-name="P57">}</text:p>
      <text:p text:style-name="P19"/>
      <text:p text:style-name="P29"><text:span text:style-name="T13">By using dependency injection we no longer rely on the </text:span><text:span text:style-name="Source_20_Text"><text:span text:style-name="T13">Post</text:span></text:span><text:span text:style-name="T13"> class to define the specific type of logger.</text:span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4T21:54:22.105299553</meta:creation-date>
    <dc:date>2020-07-12T19:53:31.284028762</dc:date>
    <meta:editing-duration>PT1H11M47S</meta:editing-duration>
    <meta:editing-cycles>22</meta:editing-cycles>
    <meta:generator>LibreOffice/6.4.3.2$Linux_X86_64 LibreOffice_project/40$Build-2</meta:generator>
    <meta:document-statistic meta:table-count="0" meta:image-count="0" meta:object-count="0" meta:page-count="8" meta:paragraph-count="254" meta:word-count="1538" meta:character-count="10889" meta:non-whitespace-character-count="8675"/>
  </office:meta>
</office:document-meta>
</file>